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9e28b" officeooo:paragraph-rsid="0019e28b"/>
    </style:style>
    <style:style style:name="P2" style:family="paragraph" style:parent-style-name="Text_20_body" style:list-style-name="L2">
      <style:paragraph-properties fo:text-align="justify" style:justify-single-word="false"/>
      <style:text-properties officeooo:rsid="0019e28b" officeooo:paragraph-rsid="0019e28b"/>
    </style:style>
    <style:style style:name="P3" style:family="paragraph" style:parent-style-name="Text_20_body">
      <style:paragraph-properties fo:text-align="justify" style:justify-single-word="false"/>
      <style:text-properties officeooo:rsid="001de38b" officeooo:paragraph-rsid="001de38b"/>
    </style:style>
    <style:style style:name="P4" style:family="paragraph" style:parent-style-name="Text_20_body" style:list-style-name="L3">
      <style:paragraph-properties fo:text-align="justify" style:justify-single-word="false"/>
      <style:text-properties officeooo:rsid="001de38b" officeooo:paragraph-rsid="001de38b"/>
    </style:style>
    <style:style style:name="P5" style:family="paragraph" style:parent-style-name="Text_20_body">
      <style:text-properties officeooo:paragraph-rsid="001de38b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paragraph-rsid="0019e28b"/>
    </style:style>
    <style:style style:name="P7" style:family="paragraph" style:parent-style-name="Text_20_body">
      <style:paragraph-properties fo:text-align="justify" style:justify-single-word="false"/>
      <style:text-properties officeooo:paragraph-rsid="0021ba76"/>
    </style:style>
    <style:style style:name="P8" style:family="paragraph" style:parent-style-name="Text_20_body">
      <style:paragraph-properties fo:text-align="justify" style:justify-single-word="false"/>
      <style:text-properties officeooo:rsid="0020f61d" officeooo:paragraph-rsid="0020f61d"/>
    </style:style>
    <style:style style:name="P9" style:family="paragraph" style:parent-style-name="Text_20_body">
      <style:paragraph-properties fo:text-align="justify" style:justify-single-word="false"/>
      <style:text-properties officeooo:rsid="0020f61d" officeooo:paragraph-rsid="0021ba76"/>
    </style:style>
    <style:style style:name="P10" style:family="paragraph" style:parent-style-name="Text_20_body">
      <style:paragraph-properties fo:text-align="justify" style:justify-single-word="false"/>
      <style:text-properties officeooo:rsid="00217690" officeooo:paragraph-rsid="00217690"/>
    </style:style>
    <style:style style:name="P11" style:family="paragraph" style:parent-style-name="Heading_20_1">
      <style:text-properties officeooo:rsid="001de38b" officeooo:paragraph-rsid="001de38b"/>
    </style:style>
    <style:style style:name="P12" style:family="paragraph" style:parent-style-name="Standard">
      <style:text-properties officeooo:rsid="00191f7e" officeooo:paragraph-rsid="00191f7e"/>
    </style:style>
    <style:style style:name="P13" style:family="paragraph" style:parent-style-name="Standard">
      <style:text-properties officeooo:rsid="00191f7e" officeooo:paragraph-rsid="0019e28b"/>
    </style:style>
    <style:style style:name="T1" style:family="text">
      <style:text-properties officeooo:rsid="0019e28b"/>
    </style:style>
    <style:style style:name="T2" style:family="text">
      <style:text-properties officeooo:rsid="001c3770"/>
    </style:style>
    <style:style style:name="T3" style:family="text">
      <style:text-properties officeooo:rsid="001de38b"/>
    </style:style>
    <style:style style:name="T4" style:family="text">
      <style:text-properties officeooo:rsid="0021ba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écifications fonctionnelles </text:p>
      <text:p text:style-name="P13"/>
      <text:h text:style-name="Heading_20_1" text:outline-level="1"><text:span text:style-name="T3">F</text:span>onctionnalité d’authentification</text:h>
      <text:p text:style-name="Text_20_body"/>
      <text:p text:style-name="P1">Lors de l’authentification, l’utilisateur a deux champs à remplir obligatoirement :</text:p>
      <text:list xml:id="list2348975257991491062" text:style-name="L1">
        <text:list-item>
          <text:p text:style-name="P6"><text:span text:style-name="T1">Username : Dans ce champ, l’utilisateur peut renseigner au choix son nom d’utilisateur ou son adresse email. </text:span></text:p>
        </text:list-item>
        <text:list-item>
          <text:p text:style-name="P6"><text:span text:style-name="T1">Password : Dans ce champs l’utilisateur doit renseigner le mot de passe enregistré lors de la création de son compte sur InterFace.</text:span></text:p>
        </text:list-item>
      </text:list>
      <text:p text:style-name="P1">Et un champ optionnel :</text:p>
      <text:list xml:id="list57737256641987766" text:style-name="L2">
        <text:list-item>
          <text:p text:style-name="P2">Remember me : L’utilisateur peut au choix coche<text:span text:style-name="T2">r</text:span> cette case.</text:p>
        </text:list-item>
      </text:list>
      <text:p text:style-name="P9">Dans le cas où l’on essayerai d<text:span text:style-name="T4">e s’authentifier</text:span> en ayant omis de renseigner un des champs obligatoires ci-dessus, <text:span text:style-name="T4">les</text:span> champs <text:span text:style-name="T4">non-remplis </text:span>s’entourent de rouge et une bulle de dialogue apparaît avec le message : « Veuillez compléter ce champ. ».</text:p>
      <text:p text:style-name="P7"><text:span text:style-name="T4">Dans le cas où l’on aurait rentré de mauvais identifiants (faute de frappe, mauvais mot de passe etc.), le message « </text:span>Invalid credentials. » <text:span text:style-name="T4">apparaît.</text:span></text:p>
      <text:p text:style-name="P12"/>
      <text:h text:style-name="P11" text:outline-level="1">Fonctionnalité d’enregistrement</text:h>
      <text:p text:style-name="P5"/>
      <text:p text:style-name="P3">Lors de l’enregistrement d’un nouvel utilisateur, l’utilisateur doit remplir obligatoirement 6 champs :</text:p>
      <text:list xml:id="list5109059311966981355" text:style-name="L3">
        <text:list-item>
          <text:p text:style-name="P4">Name : Le <text:s/>prénom du nouveau utilisateur</text:p>
        </text:list-item>
        <text:list-item>
          <text:p text:style-name="P4">Surname : Le nom de famille du nouveau utilisateur</text:p>
        </text:list-item>
        <text:list-item>
          <text:p text:style-name="P4">Email : L’email du nouveau utilisateur</text:p>
        </text:list-item>
        <text:list-item>
          <text:p text:style-name="P4">Password : Le mot de passe du nouveau utilisateur</text:p>
        </text:list-item>
        <text:list-item>
          <text:p text:style-name="P4">Repeat password : Le mot de passe entré dans le champ précédant</text:p>
        </text:list-item>
        <text:list-item>
          <text:p text:style-name="P4">Username : Le nom d’utilisateur de ce nouveau utilisateur</text:p>
        </text:list-item>
      </text:list>
      <text:p text:style-name="P3">Le champs rôle possède une valeur par défaut : ROLE_USER, mais cette valeur est modifiable par la valeur : ROLE_ADMIN.</text:p>
      <text:p text:style-name="P8"><text:soft-page-break/>Dans le cas où l’on essayerai d’enregistrer un utilisateur en ayant omis de renseigner un des champs obligatoires ci-dessus, <text:span text:style-name="T4">les</text:span> champs <text:span text:style-name="T4">non-remplis </text:span>s’entourent de rouge et une bulle de dialogue apparaît avec le message : « Veuillez compléter ce champ. ».</text:p>
      <text:p text:style-name="P10">Dans le cas où l’on rentre un email de format invalide (sans ‘@’ ni ‘.’ dans cet ordre) dans le champ email, le champ s’entoure de rouge.</text:p>
      <text:p text:style-name="P3">Il faut noter que seul les utilisateurs enregistrés avec le rôle ROLE_ADMIN peuvent créer de nouveaux utilisate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0:24:31.355466690</meta:creation-date>
    <dc:date>2016-12-02T10:58:26.335354650</dc:date>
    <meta:editing-duration>PT23M42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2" meta:paragraph-count="21" meta:word-count="315" meta:character-count="1924" meta:non-whitespace-character-count="1636"/>
  </office:meta>
</office:document-meta>
</file>